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6.88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Edad</text:p>
          </table:table-cell>
          <table:table-cell office:value-type="string">
            <text:p>Edad media</text:p>
          </table:table-cell>
          <table:table-cell office:value-type="string">
            <text:p>Frec. Absoluta</text:p>
          </table:table-cell>
          <table:table-cell office:value-type="string">
            <text:p>Frec. Acumulada</text:p>
          </table:table-cell>
          <table:table-cell office:value-type="string">
            <text:p>Porcentaje acumulado </text:p>
          </table:table-cell>
          <table:table-cell table:number-columns-repeated="4"/>
        </table:table-row>
        <table:table-row table:style-name="ro2">
          <table:table-cell office:value-type="string">
            <text:p>18-20</text:p>
          </table:table-cell>
          <table:table-cell table:formula="of:=(18+20)/2" office:value-type="float" office:value="19">
            <text:p>19</text:p>
          </table:table-cell>
          <table:table-cell office:value-type="float" office:value="155">
            <text:p>155</text:p>
          </table:table-cell>
          <table:table-cell table:formula="of:=[.C2]" office:value-type="float" office:value="155">
            <text:p>155</text:p>
          </table:table-cell>
          <table:table-cell table:formula="of:=[.D2]*100/[.$D$9]" office:value-type="float" office:value="4.46814643989622">
            <text:p>4,47</text:p>
          </table:table-cell>
          <table:table-cell/>
          <table:table-cell table:formula="of:=([.B2]-[.$A$12])^2" office:value-type="float" office:value="270.042759487088">
            <text:p>270,04</text:p>
          </table:table-cell>
          <table:table-cell table:number-columns-repeated="2"/>
        </table:table-row>
        <table:table-row table:style-name="ro2">
          <table:table-cell office:value-type="string">
            <text:p>21-25</text:p>
          </table:table-cell>
          <table:table-cell table:formula="of:=(21+25)/2" office:value-type="float" office:value="23">
            <text:p>23</text:p>
          </table:table-cell>
          <table:table-cell office:value-type="float" office:value="543">
            <text:p>543</text:p>
          </table:table-cell>
          <table:table-cell table:formula="of:=[.C3]+[.D2]" office:value-type="float" office:value="698">
            <text:p>698</text:p>
          </table:table-cell>
          <table:table-cell table:formula="of:=[.D3]*100/[.$D$9]" office:value-type="float" office:value="20.1210723551456">
            <text:p>20,12</text:p>
          </table:table-cell>
          <table:table-cell/>
          <table:table-cell table:formula="of:=([.B3]-[.$A$12])^2" office:value-type="float" office:value="154.578937059876">
            <text:p>154,58</text:p>
          </table:table-cell>
          <table:table-cell table:number-columns-repeated="2"/>
        </table:table-row>
        <table:table-row table:style-name="ro2">
          <table:table-cell office:value-type="string">
            <text:p>26-30</text:p>
          </table:table-cell>
          <table:table-cell table:formula="of:=(26+30)/2" office:value-type="float" office:value="28">
            <text:p>28</text:p>
          </table:table-cell>
          <table:table-cell office:value-type="float" office:value="653">
            <text:p>653</text:p>
          </table:table-cell>
          <table:table-cell table:formula="of:=[.C4]+[.D3]" office:value-type="float" office:value="1351">
            <text:p>1351</text:p>
          </table:table-cell>
          <table:table-cell table:formula="of:=[.D4]*100/[.$D$9]" office:value-type="float" office:value="38.94494090516">
            <text:p>38,94</text:p>
          </table:table-cell>
          <table:table-cell/>
          <table:table-cell table:formula="of:=([.B4]-[.$A$12])^2" office:value-type="float" office:value="55.2491590258602">
            <text:p>55,25</text:p>
          </table:table-cell>
          <table:table-cell table:number-columns-repeated="2"/>
        </table:table-row>
        <table:table-row table:style-name="ro2">
          <table:table-cell office:value-type="string">
            <text:p>31-35</text:p>
          </table:table-cell>
          <table:table-cell table:formula="of:=(31+35)/2" office:value-type="float" office:value="33">
            <text:p>33</text:p>
          </table:table-cell>
          <table:table-cell office:value-type="float" office:value="619">
            <text:p>619</text:p>
          </table:table-cell>
          <table:table-cell table:formula="of:=[.C5]+[.D4]" office:value-type="float" office:value="1970">
            <text:p>1970</text:p>
          </table:table-cell>
          <table:table-cell table:formula="of:=[.D5]*100/[.$D$9]" office:value-type="float" office:value="56.7886999135197">
            <text:p>56,79</text:p>
          </table:table-cell>
          <table:table-cell/>
          <table:table-cell table:formula="of:=([.B5]-[.$A$12])^2" office:value-type="float" office:value="5.91938099184466">
            <text:p>5,92</text:p>
          </table:table-cell>
          <table:table-cell table:number-columns-repeated="2"/>
        </table:table-row>
        <table:table-row table:style-name="ro2">
          <table:table-cell office:value-type="string">
            <text:p>36-40</text:p>
          </table:table-cell>
          <table:table-cell table:formula="of:=(36+40)/2" office:value-type="float" office:value="38">
            <text:p>38</text:p>
          </table:table-cell>
          <table:table-cell office:value-type="float" office:value="515">
            <text:p>515</text:p>
          </table:table-cell>
          <table:table-cell table:formula="of:=[.C6]+[.D5]" office:value-type="float" office:value="2485">
            <text:p>2485</text:p>
          </table:table-cell>
          <table:table-cell table:formula="of:=[.D6]*100/[.$D$9]" office:value-type="float" office:value="71.6344767944653">
            <text:p>71,63</text:p>
          </table:table-cell>
          <table:table-cell/>
          <table:table-cell table:formula="of:=([.B6]-[.$A$12])^2" office:value-type="float" office:value="6.5896029578291">
            <text:p>6,59</text:p>
          </table:table-cell>
          <table:table-cell table:number-columns-repeated="2"/>
        </table:table-row>
        <table:table-row table:style-name="ro2">
          <table:table-cell office:value-type="string">
            <text:p>41-50</text:p>
          </table:table-cell>
          <table:table-cell table:formula="of:=(41+50)/2" office:value-type="float" office:value="45.5">
            <text:p>45,5</text:p>
          </table:table-cell>
          <table:table-cell office:value-type="float" office:value="636">
            <text:p>636</text:p>
          </table:table-cell>
          <table:table-cell table:formula="of:=[.C7]+[.D6]" office:value-type="float" office:value="3121">
            <text:p>3121</text:p>
          </table:table-cell>
          <table:table-cell table:formula="of:=[.D7]*100/[.$D$9]" office:value-type="float" office:value="89.9682905736524">
            <text:p>89,97</text:p>
          </table:table-cell>
          <table:table-cell/>
          <table:table-cell table:formula="of:=([.B7]-[.$A$12])^2" office:value-type="float" office:value="101.344935906806">
            <text:p>101,34</text:p>
          </table:table-cell>
          <table:table-cell table:number-columns-repeated="2"/>
        </table:table-row>
        <table:table-row table:style-name="ro2">
          <table:table-cell office:value-type="string">
            <text:p>51-60</text:p>
          </table:table-cell>
          <table:table-cell table:formula="of:=(51+60)/2" office:value-type="float" office:value="55.5">
            <text:p>55,5</text:p>
          </table:table-cell>
          <table:table-cell office:value-type="float" office:value="248">
            <text:p>248</text:p>
          </table:table-cell>
          <table:table-cell table:formula="of:=[.C8]+[.D7]" office:value-type="float" office:value="3369">
            <text:p>3369</text:p>
          </table:table-cell>
          <table:table-cell table:formula="of:=[.D8]*100/[.$D$9]" office:value-type="float" office:value="97.1173248774863">
            <text:p>97,12</text:p>
          </table:table-cell>
          <table:table-cell/>
          <table:table-cell table:formula="of:=([.B8]-[.$A$12])^2" office:value-type="float" office:value="402.685379838775">
            <text:p>402,69</text:p>
          </table:table-cell>
          <table:table-cell table:number-columns-repeated="2"/>
        </table:table-row>
        <table:table-row table:style-name="ro2">
          <table:table-cell office:value-type="string">
            <text:p>60-70</text:p>
          </table:table-cell>
          <table:table-cell table:formula="of:=(60+70)/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formula="of:=[.C9]+[.D8]" office:value-type="float" office:value="3469">
            <text:p>3469</text:p>
          </table:table-cell>
          <table:table-cell table:formula="of:=[.D9]*100/[.$D$9]" office:value-type="float" office:value="100">
            <text:p>100</text:p>
          </table:table-cell>
          <table:table-cell/>
          <table:table-cell table:formula="of:=([.B9]-[.$A$12])^2" office:value-type="float" office:value="874.208801574145">
            <text:p>874,21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formula="of:=SUMPRODUCT([.B2:.B9];[.C2:.C9])/SUM([.C2:.C9])" office:value-type="float" office:value="35.4329778034016">
            <text:p>35,43</text:p>
          </table:table-cell>
          <table:table-cell table:number-columns-repeated="8"/>
        </table:table-row>
        <table:table-row table:style-name="ro2">
          <table:table-cell table:formula="of:=SUMPRODUCT([.C2:.C9];[.G2:.G9])/SUM([.C2:.C9])" office:value-type="float" office:value="121.265686751021">
            <text:p>121,27</text:p>
          </table:table-cell>
          <table:table-cell table:number-columns-repeated="8"/>
        </table:table-row>
        <table:table-row table:style-name="ro2">
          <table:table-cell table:formula="of:=SQRT([.A13])" office:value-type="float" office:value="11.0120700484069">
            <text:p>11,01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8"/>
          <table:table-cell table:style-name="ce1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7"/>
          <table:table-cell table:style-name="ce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3:2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1-28T13:19:08</meta:creation-date>
    <dc:creator>joseluis</dc:creator>
    <dc:date>2009-01-23T13:27:16.53</dc:date>
    <dc:language>es-ES</dc:language>
    <meta:editing-cycles>8</meta:editing-cycles>
    <meta:editing-duration>PT04H12M55S</meta:editing-duration>
    <meta:document-statistic meta:table-count="1" meta:cell-count="56" meta:object-count="0"/>
    <meta:user-defined meta:name="Info 1"/>
    <meta:user-defined meta:name="Info 2"/>
    <meta:user-defined meta:name="Info 3"/>
    <meta:user-defined meta:name="Info 4"/>
  </office:meta>
</office:document-meta>
</file>